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12 1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24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20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7-21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6-22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6-16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6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3-04-21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2-07-15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2-06-27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2-06-07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2-06-03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2-04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1-11-3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1-10-2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1-09-29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1-09-0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1-08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1-05-0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1-04-0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0-11-1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0-10-20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0-10-14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0-10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0-09-1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0-08-26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0-08-0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20-07-2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9-11-19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9-10-29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9-10-09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9-09-1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9-08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9-07-25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9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8-11-1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8-10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8-09-2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8-08-14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8-07-3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8-07-0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8-05-18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12-1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11-27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10-20 0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09-2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07-2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05-1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04-1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03-2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7-02-0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11-1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11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09-2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08-2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07-26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06-30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04-29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07-09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04-22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03-11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5-02-17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4-10-1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4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4-07-2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4-04-22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4-01-1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3-11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3-06-19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3-04-05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3-01-24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2-10-17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2-07-27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2-04-1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2-01-19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1-10-26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1-07-20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1-04-07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1-01-12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0-10-14 1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0-08-04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0-04-2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10-01-11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9-10-15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9-07-14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9-04-23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9-01-08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8-10-23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8-09-05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8-07-0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8-06-24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8-06-1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8-04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8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8-04-0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8-01-1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10-2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05-1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04-0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6-05-26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6-04-2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6-01-2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5-07-2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5-04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5-01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4-10-02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4-07-03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4-04-0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7-0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6-24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4-2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3-01-2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2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200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9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8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2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7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7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6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8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8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2810089194501</text:p>
          </table:table-cell>
          <table:table-cell office:value-type="string" calcext:value-type="string">
            <text:p>195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346" meta:object-count="0"/>
    <meta:user-defined meta:name="AppVersion">3.0</meta:user-defined>
  </office:meta>
</office:document-meta>
</file>